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wContainerEndpoint.get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wContainer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ndpoint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ndpoint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ndpoint.LwContainerEndpoint( ActivationSpec activationSp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wContain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